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1.263cm"/>
    </style:style>
    <style:style style:name="co4" style:family="table-column">
      <style:table-column-properties fo:break-before="auto" style:column-width="1.305cm"/>
    </style:style>
    <style:style style:name="co5" style:family="table-column">
      <style:table-column-properties fo:break-before="auto" style:column-width="2.743cm"/>
    </style:style>
    <style:style style:name="co6" style:family="table-column">
      <style:table-column-properties fo:break-before="auto" style:column-width="1.34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935cm" fo:break-before="auto" style:use-optimal-row-height="false"/>
    </style:style>
    <style:style style:name="ro4" style:family="table-row">
      <style:table-row-properties style:row-height="0.891cm" fo:break-before="auto" style:use-optimal-row-height="false"/>
    </style:style>
    <style:style style:name="ro5" style:family="table-row">
      <style:table-row-properties style:row-height="0.85cm" fo:break-before="auto" style:use-optimal-row-height="fals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51pt solid #b2b2b2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order-bottom="1.5pt solid #000000" style:text-align-source="fix" style:repeat-content="false" fo:background-color="transparent" fo:border-left="0.51pt solid #b2b2b2" fo:border-right="0.51pt solid #b2b2b2" fo:border-top="1.5pt solid #000000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51pt solid #b2b2b2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order-bottom="2.24pt solid #000000" style:text-align-source="fix" style:repeat-content="false" fo:background-color="transparent" fo:border-left="0.51pt solid #b2b2b2" fo:border-right="0.51pt solid #b2b2b2" fo:border-top="2.24pt solid #000000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0.51pt solid #b2b2b2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7" style:family="table-cell" style:parent-style-name="Default">
      <style:table-cell-properties fo:border-bottom="0.51pt solid #cccccc" style:text-align-source="fix" style:repeat-content="false" fo:background-color="transparent" fo:border-left="0.51pt solid #b2b2b2" fo:border-right="0.51pt solid #b2b2b2" fo:border-top="0.51pt solid #cccccc" style:vertical-align="middl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style:font-size-asian="16pt" style:font-size-complex="16pt"/>
    </style:style>
    <style:style style:name="ce47" style:family="table-cell" style:parent-style-name="Default">
      <style:table-cell-properties fo:border-bottom="1.5pt dashed #000000" style:text-align-source="fix" style:repeat-content="false" fo:background-color="transparent" fo:border-left="0.51pt solid #b2b2b2" fo:border-right="0.51pt solid #b2b2b2" fo:border-top="1.5pt dashed #000000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border="0.51pt solid #b2b2b2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0.51pt solid #b2b2b2" style:vertical-align="middl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1.5pt solid #000000" style:text-align-source="fix" style:repeat-content="false" fo:background-color="transparent" fo:border-left="0.51pt solid #b2b2b2" fo:border-right="0.51pt solid #b2b2b2" fo:border-top="1.5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fo:background-color="transparent" fo:border="0.51pt solid #b2b2b2" style:vertical-align="middle"/>
      <style:paragraph-properties fo:text-align="center" fo:margin-left="0cm"/>
      <style:text-properties fo:font-size="14pt" style:font-size-asian="14pt" style:font-size-complex="14pt"/>
    </style:style>
    <style:style style:name="ce52" style:family="table-cell" style:parent-style-name="Default">
      <style:table-cell-properties fo:border-bottom="2.24pt solid #000000" fo:background-color="#eeeeee" style:text-align-source="fix" style:repeat-content="false" fo:border-left="0.51pt solid #b2b2b2" fo:border-right="0.51pt solid #b2b2b2" fo:border-top="2.2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3" style:family="table-cell" style:parent-style-name="Default">
      <style:table-cell-properties fo:border-bottom="0.51pt solid #b2b2b2" fo:background-color="#eeeeee" style:text-align-source="fix" style:repeat-content="false" fo:border-left="2.24pt solid #000000" fo:border-right="0.51pt solid #b2b2b2" fo:border-top="0.51pt solid #b2b2b2" style:vertical-align="middle"/>
      <style:paragraph-properties fo:text-align="center" fo:margin-left="0cm"/>
      <style:text-properties fo:font-size="14pt" style:font-size-asian="14pt" style:font-size-complex="14pt"/>
    </style:style>
    <style:style style:name="ce54" style:family="table-cell" style:parent-style-name="Default">
      <style:table-cell-properties fo:border-bottom="0.51pt solid #cccccc" fo:background-color="#eeeeee" style:text-align-source="fix" style:repeat-content="false" fo:border-left="2.24pt solid #000000" fo:border-right="0.51pt solid #b2b2b2" fo:border-top="0.51pt solid #cccccc" style:vertical-align="middle"/>
      <style:paragraph-properties fo:text-align="center" fo:margin-left="0cm"/>
      <style:text-properties fo:font-size="14pt" style:font-size-asian="14pt" style:font-size-complex="14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6pt" style:language-asian="zh" style:country-asian="CN" style:font-style-asian="normal" style:font-weight-asian="normal" style:font-name-complex="Arial Unicode M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1.5pt dashed #000000" style:text-align-source="fix" style:repeat-content="false" fo:background-color="transparent" fo:border-left="0.51pt solid #b2b2b2" fo:border-right="0.51pt solid #b2b2b2" fo:border-top="1.5pt dashe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58" style:family="table-cell" style:parent-style-name="Default">
      <style:table-cell-properties fo:border-bottom="2.24pt solid #000000" fo:background-color="#b2b2b2" style:text-align-source="fix" style:repeat-content="false" fo:border-left="0.51pt solid #b2b2b2" fo:border-right="0.51pt solid #b2b2b2" fo:border-top="2.2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9" style:family="table-cell" style:parent-style-name="Default">
      <style:table-cell-properties fo:border-bottom="0.51pt solid #b2b2b2" fo:background-color="#666666" style:text-align-source="fix" style:repeat-content="false" fo:border-left="2.24pt solid #000000" fo:border-right="0.51pt solid #b2b2b2" fo:border-top="0.51pt solid #b2b2b2" style:vertical-align="middle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style:font-size-asian="32pt" style:font-size-complex="32pt"/>
    </style:style>
    <style:style style:name="ce56" style:family="table-cell" style:parent-style-name="Default">
      <style:table-cell-properties fo:border-bottom="0.74pt solid #b2b2b2" style:text-align-source="fix" style:repeat-content="false" fo:background-color="transparent" fo:border-left="1.5pt solid #000000" fo:border-right="1.5pt solid #000000" fo:border-top="0.74pt solid #b2b2b2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order-bottom="0.74pt solid #b2b2b2" style:text-align-source="fix" style:repeat-content="false" fo:background-color="transparent" fo:border-left="1.5pt solid #000000" fo:border-right="1.5pt solid #000000" fo:border-top="0.74pt solid #b2b2b2" style:vertical-align="middle"/>
      <style:paragraph-properties fo:text-align="center" fo:margin-left="0cm"/>
      <style:text-properties fo:font-size="16pt" style:font-size-asian="16pt" style:font-size-complex="16pt"/>
    </style:style>
    <style:style style:name="ce22" style:family="table-cell" style:parent-style-name="Default">
      <style:table-cell-properties style:text-align-source="fix" style:repeat-content="false" fo:background-color="transparent" fo:border="1.5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24" style:family="table-cell" style:parent-style-name="Default">
      <style:table-cell-properties fo:border-bottom="0.74pt solid #b2b2b2" style:text-align-source="fix" style:repeat-content="false" fo:background-color="transparent" fo:border-left="0.51pt solid #cccccc" fo:border-right="0.51pt solid #cccccc" fo:border-top="0.74pt solid #b2b2b2" style:vertical-align="middle"/>
      <style:paragraph-properties fo:text-align="center" fo:margin-left="0cm"/>
      <style:text-properties fo:font-size="14pt" style:font-size-asian="14pt" style:font-size-complex="14pt"/>
    </style:style>
    <style:style style:name="ce66" style:family="table-cell" style:parent-style-name="Default">
      <style:table-cell-properties fo:border-bottom="2.24pt solid #000000" fo:background-color="#666666" style:text-align-source="fix" style:repeat-content="false" fo:border-left="0.51pt solid #cccccc" fo:border-right="0.51pt solid #cccccc" fo:border-top="2.2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7" style:family="table-cell" style:parent-style-name="Default">
      <style:table-cell-properties fo:border-bottom="0.74pt solid #b2b2b2" fo:background-color="#b2b2b2" style:text-align-source="fix" style:repeat-content="false" fo:border-left="2.24pt solid #000000" fo:border-right="2.24pt solid #000000" fo:border-top="0.74pt solid #b2b2b2" style:vertical-align="middle"/>
      <style:paragraph-properties fo:text-align="center" fo:margin-left="0cm"/>
      <style:text-properties fo:font-size="14pt" style:font-size-asian="14pt" style:font-size-complex="14pt"/>
    </style:style>
    <style:style style:name="ce68" style:family="table-cell" style:parent-style-name="Default">
      <style:table-cell-properties fo:border-bottom="0.51pt solid #cccccc" fo:background-color="#666666" style:text-align-source="fix" style:repeat-content="false" fo:border-left="2.24pt solid #000000" fo:border-right="2.24pt solid #000000" fo:border-top="0.51pt solid #cccccc" style:vertical-align="middle"/>
      <style:paragraph-properties fo:text-align="center" fo:margin-left="0cm"/>
      <style:text-properties fo:font-size="14pt" style:font-size-asian="14pt" style:font-size-complex="14pt"/>
    </style:style>
    <style:style style:name="ce69" style:family="table-cell" style:parent-style-name="Default">
      <style:table-cell-properties fo:border-bottom="0.74pt solid #b2b2b2" fo:background-color="#eeeeee" style:text-align-source="fix" style:repeat-content="false" fo:border-left="2.24pt solid #000000" fo:border-right="2.24pt solid #000000" fo:border-top="0.74pt solid #b2b2b2" style:vertical-align="middle"/>
      <style:paragraph-properties fo:text-align="center" fo:margin-left="0cm"/>
      <style:text-properties fo:font-size="14pt" style:font-size-asian="14pt" style:font-size-complex="14pt"/>
    </style:style>
    <style:style style:name="ce70" style:family="table-cell" style:parent-style-name="Default">
      <style:table-cell-properties fo:border-bottom="0.74pt solid #b2b2b2" style:text-align-source="fix" style:repeat-content="false" fo:background-color="transparent" fo:border-left="1.5pt dashed #000000" fo:border-right="1.5pt dashed #000000" fo:border-top="0.74pt solid #b2b2b2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2" style:family="table-cell" style:parent-style-name="Default">
      <style:table-cell-properties fo:border-bottom="0.74pt solid #b2b2b2" style:text-align-source="fix" style:repeat-content="false" fo:background-color="transparent" fo:border-left="1.5pt dashed #000000" fo:border-right="1.5pt dashed #000000" fo:border-top="0.74pt solid #b2b2b2" style:vertical-align="middle"/>
      <style:paragraph-properties fo:text-align="center" fo:margin-left="0cm"/>
      <style:text-properties fo:font-size="16pt" style:font-size-asian="16pt" style:font-size-complex="16pt"/>
    </style:style>
    <style:style style:name="ce73" style:family="table-cell" style:parent-style-name="Default">
      <style:table-cell-properties fo:background-color="#666666" style:text-align-source="fix" style:repeat-content="false" fo:border="1.5pt dashe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5" style:family="table-cell" style:parent-style-name="Default">
      <style:table-cell-properties style:text-align-source="fix" style:repeat-content="false" fo:background-color="transparent" fo:border="0.51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51pt solid #b2b2b2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51pt solid #b2b2b2" style:text-align-source="fix" style:repeat-content="false" fo:background-color="transparent" fo:border-left="0.51pt solid #b2b2b2" fo:border-right="1.5pt solid #000000" fo:border-top="0.51pt solid #b2b2b2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0.51pt solid #b2b2b2" fo:background-color="#eeeeee" style:text-align-source="fix" style:repeat-content="false" fo:border-left="0.51pt solid #b2b2b2" fo:border-right="1.5pt solid #000000" fo:border-top="0.51pt solid #b2b2b2" style:vertical-align="middl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fo:border-bottom="0.51pt solid #cccccc" fo:background-color="#eeeeee" style:text-align-source="fix" style:repeat-content="false" fo:border-left="0.51pt solid #b2b2b2" fo:border-right="1.5pt solid #000000" fo:border-top="0.51pt solid #cccccc" style:vertical-align="middl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>
      <style:table-cell-properties fo:border-bottom="0.51pt solid #b2b2b2" fo:background-color="#b2b2b2" style:text-align-source="fix" style:repeat-content="false" fo:border-left="0.51pt solid #b2b2b2" fo:border-right="1.5pt solid #000000" fo:border-top="0.51pt solid #b2b2b2" style:vertical-align="middle"/>
      <style:paragraph-properties fo:text-align="center" fo:margin-left="0cm"/>
      <style:text-properties fo:font-size="14pt" style:font-size-asian="14pt" style:font-size-complex="14pt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81" style:family="table-cell" style:parent-style-name="Default">
      <style:table-cell-properties fo:border-bottom="0.51pt solid #dddddd" style:text-align-source="fix" style:repeat-content="false" fo:background-color="transparent" fo:border-left="0.51pt solid #b2b2b2" fo:border-right="0.51pt solid #b2b2b2" fo:border-top="0.51pt solid #dddddd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82" style:family="table-cell" style:parent-style-name="Default">
      <style:table-cell-properties fo:border-bottom="0.51pt solid #dddddd" style:text-align-source="fix" style:repeat-content="false" fo:background-color="transparent" fo:border-left="0.51pt solid #b2b2b2" fo:border-right="0.51pt solid #b2b2b2" fo:border-top="0.51pt solid #dddddd" style:vertical-align="middle"/>
      <style:paragraph-properties fo:text-align="center" fo:margin-left="0cm"/>
      <style:text-properties fo:font-size="14pt" style:font-size-asian="14pt" style:font-size-complex="14pt"/>
    </style:style>
    <style:style style:name="ce83" style:family="table-cell" style:parent-style-name="Default">
      <style:table-cell-properties fo:border-bottom="0.51pt solid #b2b2b2" fo:background-color="#eeeeee" style:text-align-source="fix" style:repeat-content="false" fo:border-left="0.51pt solid #b2b2b2" fo:border-right="0.51pt solid #b2b2b2" fo:border-top="2.2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4" style:family="table-cell" style:parent-style-name="Default">
      <style:table-cell-properties fo:border-bottom="2.24pt solid #000000" fo:background-color="#b2b2b2" style:text-align-source="fix" style:repeat-content="false" fo:border-left="0.74pt solid #b2b2b2" fo:border-right="0.74pt solid #b2b2b2" fo:border-top="2.2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5" style:family="table-cell" style:parent-style-name="Default">
      <style:table-cell-properties fo:border-bottom="0.51pt solid #dddddd" fo:background-color="#eeeeee" style:text-align-source="fix" style:repeat-content="false" fo:border-left="0.51pt solid #b2b2b2" fo:border-right="0.51pt solid #b2b2b2" fo:border-top="0.51pt solid #b2b2b2" style:vertical-align="middle"/>
      <style:paragraph-properties fo:text-align="center" fo:margin-left="0cm"/>
      <style:text-properties fo:font-size="14pt" style:font-size-asian="14pt" style:font-size-complex="14pt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51pt solid #dddddd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0.51pt solid #b2b2b2" fo:background-color="#eeeeee" style:text-align-source="fix" style:repeat-content="false" fo:border-left="0.51pt solid #cccccc" fo:border-right="0.51pt solid #cccccc" fo:border-top="2.2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8" style:family="table-cell" style:parent-style-name="Default">
      <style:table-cell-properties fo:border-bottom="0.51pt solid #dddddd" fo:background-color="#eeeeee" style:text-align-source="fix" style:repeat-content="false" fo:border-left="0.51pt solid #cccccc" fo:border-right="0.51pt solid #cccccc" fo:border-top="0.51pt solid #b2b2b2" style:vertical-align="middle"/>
      <style:paragraph-properties fo:text-align="center" fo:margin-left="0cm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0.74pt solid #b2b2b2" style:text-align-source="fix" style:repeat-content="false" fo:background-color="transparent" fo:border-left="2.24pt solid #000000" fo:border-right="2.24pt solid #000000" fo:border-top="0.74pt solid #b2b2b2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>
      <style:table-cell-properties fo:border-bottom="0.51pt solid #b2b2b2" fo:background-color="#eeeeee" style:text-align-source="fix" style:repeat-content="false" fo:border-left="2.24pt solid #000000" fo:border-right="2.24pt solid #000000" fo:border-top="0.51pt solid #b2b2b2" style:vertical-align="middle"/>
      <style:paragraph-properties fo:text-align="center" fo:margin-left="0cm"/>
      <style:text-properties fo:font-size="14pt" style:font-size-asian="14pt" style:font-size-complex="14pt"/>
    </style:style>
    <style:style style:name="ce91" style:family="table-cell" style:parent-style-name="Default">
      <style:table-cell-properties fo:border-bottom="0.51pt solid #b2b2b2" fo:background-color="#b2b2b2" style:text-align-source="fix" style:repeat-content="false" fo:border-left="2.24pt solid #000000" fo:border-right="2.24pt solid #000000" fo:border-top="0.51pt solid #b2b2b2" style:vertical-align="middle"/>
      <style:paragraph-properties fo:text-align="center" fo:margin-left="0cm"/>
      <style:text-properties fo:font-size="14pt" style:font-size-asian="14pt" style:font-size-complex="14pt"/>
    </style:style>
    <style:style style:name="ce92" style:family="table-cell" style:parent-style-name="Default">
      <style:table-cell-properties fo:border-bottom="0.51pt solid #b2b2b2" fo:background-color="#666666" style:text-align-source="fix" style:repeat-content="false" fo:border-left="0.51pt solid #b2b2b2" fo:border-right="0.51pt solid #b2b2b2" fo:border-top="2.2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93" style:family="table-cell" style:parent-style-name="Default">
      <style:table-cell-properties fo:border-bottom="2.24pt solid #000000" fo:background-color="#eeeeee" style:text-align-source="fix" style:repeat-content="false" fo:border-left="0.74pt solid #b2b2b2" fo:border-right="0.74pt solid #b2b2b2" fo:border-top="2.2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94" style:family="table-cell" style:parent-style-name="Default">
      <style:table-cell-properties fo:border-bottom="2.24pt solid #000000" style:text-align-source="fix" style:repeat-content="false" fo:background-color="transparent" fo:border-left="0.51pt solid #dddddd" fo:border-right="0.51pt solid #b2b2b2" fo:border-top="2.24pt solid #000000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>
      <style:table-cell-properties fo:border-bottom="0.51pt solid #b2b2b2" style:text-align-source="fix" style:repeat-content="false" fo:background-color="transparent" fo:border-left="0.51pt solid #dddddd" fo:border-right="0.51pt solid #b2b2b2" fo:border-top="0.51pt solid #b2b2b2" style:vertical-align="middle"/>
      <style:paragraph-properties fo:text-align="center" fo:margin-left="0cm"/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#eeeeee" style:text-align-source="fix" style:repeat-content="false" fo:border="0.51pt solid #b2b2b2" style:vertical-align="middle"/>
      <style:paragraph-properties fo:text-align="center" fo:margin-left="0cm"/>
      <style:text-properties fo:font-size="14pt" style:font-size-asian="14pt" style:font-size-complex="14pt"/>
    </style:style>
    <style:style style:name="ce97" style:family="table-cell" style:parent-style-name="Default">
      <style:table-cell-properties fo:background-color="#eeeeee" style:text-align-source="fix" style:repeat-content="false" fo:border="0.51pt solid #b2b2b2" style:vertical-align="middle"/>
      <style:paragraph-properties fo:text-align="center" fo:margin-left="0cm"/>
      <style:text-properties fo:font-size="16pt" style:font-size-asian="16pt" style:font-size-complex="16pt"/>
    </style:style>
    <style:style style:name="ce98" style:family="table-cell" style:parent-style-name="Default">
      <style:table-cell-properties fo:background-color="#cccccc" style:text-align-source="fix" style:repeat-content="false" fo:border="0.51pt solid #b2b2b2" style:vertical-align="middle"/>
      <style:paragraph-properties fo:text-align="center" fo:margin-left="0cm"/>
      <style:text-properties fo:font-size="16pt" style:font-size-asian="16pt" style:font-size-complex="16pt"/>
    </style:style>
    <style:style style:name="ce99" style:family="table-cell" style:parent-style-name="Default">
      <style:table-cell-properties fo:border-bottom="2.24pt solid #000000" fo:background-color="#eeeeee" style:text-align-source="fix" style:repeat-content="false" fo:border-left="0.51pt solid #cccccc" fo:border-right="0.51pt solid #cccccc" fo:border-top="2.2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00" style:family="table-cell" style:parent-style-name="Default">
      <style:table-cell-properties fo:border-bottom="0.74pt solid #b2b2b2" fo:background-color="#eeeeee" style:text-align-source="fix" style:repeat-content="false" fo:border-left="0.51pt solid #cccccc" fo:border-right="0.51pt solid #cccccc" fo:border-top="0.74pt solid #b2b2b2" style:vertical-align="middle"/>
      <style:paragraph-properties fo:text-align="center" fo:margin-left="0cm"/>
      <style:text-properties fo:font-size="14pt" style:font-size-asian="14pt" style:font-size-complex="14pt"/>
    </style:style>
    <style:style style:name="ce101" style:family="table-cell" style:parent-style-name="Default">
      <style:table-cell-properties fo:background-color="#666666" style:text-align-source="fix" style:repeat-content="false" fo:border="0.51pt solid #b2b2b2" style:vertical-align="middle"/>
      <style:paragraph-properties fo:text-align="center" fo:margin-left="0cm"/>
      <style:text-properties fo:font-size="16pt" style:font-size-asian="16pt" style:font-size-complex="16pt"/>
    </style:style>
    <style:style style:name="gr1" style:family="graphic">
      <style:graphic-properties draw:stroke="solid" svg:stroke-width="0.1cm" svg:stroke-color="#000000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1cm" svg:stroke-color="#000000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I38:Sheet1.I38">
        <table:shapes>
          <draw:g draw:z-index="4">
            <draw:line draw:name="Vertical line 1" draw:style-name="gr1" draw:text-style-name="P1" svg:x1="12.619cm" svg:y1="13.589cm" svg:x2="12.619cm" svg:y2="16.744cm">
              <text:p/>
            </draw:line>
            <draw:line draw:name="Line 1" draw:style-name="gr2" draw:text-style-name="P1" svg:x1="12.606cm" svg:y1="16.708cm" svg:x2="13.353cm" svg:y2="17.47cm">
              <text:p/>
            </draw:line>
            <draw:line draw:name="Line 2" draw:style-name="gr2" draw:text-style-name="P1" svg:x1="12.102cm" svg:y1="18.376cm" svg:x2="13.34cm" svg:y2="17.469cm">
              <text:p/>
            </draw:line>
            <draw:line draw:name="Line 3" draw:style-name="gr2" draw:text-style-name="P1" svg:x1="12.13cm" svg:y1="18.374cm" svg:x2="12.619cm" svg:y2="19.174cm">
              <text:p/>
            </draw:line>
            <draw:line draw:name="Vertical line 2" draw:style-name="gr1" draw:text-style-name="P1" svg:x1="12.619cm" svg:y1="19.138cm" svg:x2="12.619cm" svg:y2="22.182cm">
              <text:p/>
            </draw:line>
          </draw:g>
          <draw:g draw:z-index="16">
            <draw:line draw:name="Vertical line 1" draw:style-name="gr1" draw:text-style-name="P1" svg:x1="53.413cm" svg:y1="13.453cm" svg:x2="53.413cm" svg:y2="16.608cm">
              <text:p/>
            </draw:line>
            <draw:line draw:name="Line 1" draw:style-name="gr2" draw:text-style-name="P1" svg:x1="53.399cm" svg:y1="16.572cm" svg:x2="54.182cm" svg:y2="17.334cm">
              <text:p/>
            </draw:line>
            <draw:line draw:name="Line 2" draw:style-name="gr2" draw:text-style-name="P1" svg:x1="52.871cm" svg:y1="18.24cm" svg:x2="54.168cm" svg:y2="17.333cm">
              <text:p/>
            </draw:line>
            <draw:line draw:name="Line 3" draw:style-name="gr2" draw:text-style-name="P1" svg:x1="52.901cm" svg:y1="18.238cm" svg:x2="53.413cm" svg:y2="19.038cm">
              <text:p/>
            </draw:line>
            <draw:line draw:name="Vertical line 2" draw:style-name="gr1" draw:text-style-name="P1" svg:x1="53.413cm" svg:y1="19.002cm" svg:x2="53.413cm" svg:y2="22.046cm">
              <text:p/>
            </draw:line>
          </draw:g>
        </table:shapes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1" table:number-columns-repeated="16360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>
            <draw:g draw:z-index="2">
              <draw:line draw:name="Vertical line 1" draw:style-name="gr1" draw:text-style-name="P1" svg:x1="1.78cm" svg:y1="0.969cm" svg:x2="1.78cm" svg:y2="3.974cm">
                <text:p/>
              </draw:line>
              <draw:line draw:name="Line 1" draw:style-name="gr2" draw:text-style-name="P1" svg:x1="1.767cm" svg:y1="3.94cm" svg:x2="2.514cm" svg:y2="4.665cm">
                <text:p/>
              </draw:line>
              <draw:line draw:name="Line 2" draw:style-name="gr2" draw:text-style-name="P1" svg:x1="1.263cm" svg:y1="5.529cm" svg:x2="2.501cm" svg:y2="4.665cm">
                <text:p/>
              </draw:line>
              <draw:line draw:name="Line 3" draw:style-name="gr2" draw:text-style-name="P1" svg:x1="1.291cm" svg:y1="5.526cm" svg:x2="1.78cm" svg:y2="6.288cm">
                <text:p/>
              </draw:line>
              <draw:line draw:name="Vertical line 2" draw:style-name="gr1" draw:text-style-name="P1" svg:x1="1.78cm" svg:y1="6.254cm" svg:x2="1.78cm" svg:y2="9.153cm">
                <text:p/>
              </draw:line>
            </draw:g>
          </table:table-cell>
          <table:table-cell table:number-columns-repeated="16378"/>
        </table:table-row>
        <table:table-row table:style-name="ro2">
          <table:table-cell/>
          <table:table-cell table:style-name="ce2"/>
          <table:table-cell table:style-name="ce44" office:value-type="string" calcext:value-type="string">
            <text:p>Feature j-2</text:p>
          </table:table-cell>
          <table:table-cell table:style-name="ce44" office:value-type="string" calcext:value-type="string">
            <text:p>Feature j-1</text:p>
          </table:table-cell>
          <table:table-cell table:style-name="ce56" office:value-type="string" calcext:value-type="string">
            <text:p>Feature j</text:p>
          </table:table-cell>
          <table:table-cell table:style-name="ce65" office:value-type="string" calcext:value-type="string">
            <text:p>…</text:p>
          </table:table-cell>
          <table:table-cell table:number-columns-repeated="16378"/>
        </table:table-row>
        <table:table-row table:style-name="ro2">
          <table:table-cell/>
          <table:table-cell table:style-name="ce36" office:value-type="string" calcext:value-type="string">
            <text:p>Noun i-1 </text:p>
          </table:table-cell>
          <table:table-cell table:style-name="ce8" table:number-columns-repeated="2"/>
          <table:table-cell table:style-name="ce21"/>
          <table:table-cell table:style-name="ce8"/>
          <table:table-cell table:number-columns-repeated="16378"/>
        </table:table-row>
        <table:table-row table:style-name="ro2">
          <table:table-cell/>
          <table:table-cell table:style-name="ce37" office:value-type="string" calcext:value-type="string">
            <text:p>Noun i </text:p>
          </table:table-cell>
          <table:table-cell table:style-name="ce9" table:number-columns-repeated="2"/>
          <table:table-cell table:style-name="ce22" office:value-type="string" calcext:value-type="string">
            <text:p>?</text:p>
          </table:table-cell>
          <table:table-cell table:style-name="ce9"/>
          <table:table-cell table:number-columns-repeated="16378"/>
        </table:table-row>
        <table:table-row table:style-name="ro2">
          <table:table-cell/>
          <table:table-cell table:style-name="ce36" office:value-type="string" calcext:value-type="string">
            <text:p>Noun i+1</text:p>
          </table:table-cell>
          <table:table-cell table:style-name="ce8" table:number-columns-repeated="2"/>
          <table:table-cell table:style-name="ce21"/>
          <table:table-cell table:style-name="ce8"/>
          <table:table-cell table:number-columns-repeated="16378"/>
        </table:table-row>
        <table:table-row table:style-name="ro2">
          <table:table-cell/>
          <table:table-cell table:style-name="ce38" office:value-type="string" calcext:value-type="string">
            <text:p>…</text:p>
            <draw:g draw:z-index="3">
              <draw:line draw:name="Vertical line 1" draw:style-name="gr1" draw:text-style-name="P1" svg:x1="12.358cm" svg:y1="1.458cm" svg:x2="7.82cm" svg:y2="1.458cm">
                <text:p/>
              </draw:line>
              <draw:line draw:name="Line 1" draw:style-name="gr2" draw:text-style-name="P1" svg:x1="7.872cm" svg:y1="1.45cm" svg:x2="6.777cm" svg:y2="1.888cm">
                <text:p/>
              </draw:line>
              <draw:line draw:name="Line 2" draw:style-name="gr2" draw:text-style-name="P1" svg:x1="5.473cm" svg:y1="1.155cm" svg:x2="6.777cm" svg:y2="1.88cm">
                <text:p/>
              </draw:line>
              <draw:line draw:name="Line 3" draw:style-name="gr2" draw:text-style-name="P1" svg:x1="5.476cm" svg:y1="1.171cm" svg:x2="4.326cm" svg:y2="1.457cm">
                <text:p/>
              </draw:line>
              <draw:line draw:name="Vertical line 2" draw:style-name="gr1" draw:text-style-name="P1" svg:x1="4.378cm" svg:y1="1.458cm" svg:x2="0cm" svg:y2="1.458cm">
                <text:p/>
              </draw:line>
            </draw:g>
          </table:table-cell>
          <table:table-cell table:style-name="ce8" table:number-columns-repeated="2"/>
          <table:table-cell table:style-name="ce21"/>
          <table:table-cell table:style-name="ce8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Default" table:number-columns-repeated="5"/>
          <table:table-cell table:number-columns-repeated="13"/>
          <table:table-cell table:style-name="Default" table:number-columns-repeated="5"/>
          <table:table-cell/>
          <table:table-cell table:style-name="Default"/>
          <table:table-cell table:number-columns-repeated="16358"/>
        </table:table-row>
        <table:table-row table:style-name="ro2">
          <table:table-cell/>
          <table:table-cell table:style-name="ce39" office:value-type="string" calcext:value-type="string" table:number-columns-spanned="6" table:number-rows-spanned="1">
            <text:p>Metric proportional to (LLR-based) rank within row</text:p>
          </table:table-cell>
          <table:covered-table-cell table:number-columns-repeated="5"/>
          <table:table-cell table:number-columns-repeated="3"/>
          <table:table-cell table:style-name="ce39" office:value-type="string" calcext:value-type="string" table:number-columns-spanned="6" table:number-rows-spanned="1">
            <text:p>Metric proportional to (LLR-based) rank within column</text:p>
          </table:table-cell>
          <table:covered-table-cell table:number-columns-repeated="3" table:style-name="ce1"/>
          <table:covered-table-cell table:style-name="ce1">
            <draw:g draw:z-index="10">
              <draw:line draw:name="Vertical line 1" draw:style-name="gr1" draw:text-style-name="P1" svg:x1="1.22cm" svg:y1="1.018cm" svg:x2="1.22cm" svg:y2="4.023cm">
                <text:p/>
              </draw:line>
              <draw:line draw:name="Line 1" draw:style-name="gr2" draw:text-style-name="P1" svg:x1="1.21cm" svg:y1="3.989cm" svg:x2="1.805cm" svg:y2="4.714cm">
                <text:p/>
              </draw:line>
              <draw:line draw:name="Line 2" draw:style-name="gr2" draw:text-style-name="P1" svg:x1="0.809cm" svg:y1="5.578cm" svg:x2="1.795cm" svg:y2="4.714cm">
                <text:p/>
              </draw:line>
              <draw:line draw:name="Line 3" draw:style-name="gr2" draw:text-style-name="P1" svg:x1="0.831cm" svg:y1="5.575cm" svg:x2="1.22cm" svg:y2="6.337cm">
                <text:p/>
              </draw:line>
              <draw:line draw:name="Vertical line 2" draw:style-name="gr1" draw:text-style-name="P1" svg:x1="1.22cm" svg:y1="6.303cm" svg:x2="1.22cm" svg:y2="9.202cm">
                <text:p/>
              </draw:line>
            </draw:g>
          </table:covered-table-cell>
          <table:covered-table-cell/>
          <table:table-cell table:number-columns-repeated="3"/>
          <table:table-cell table:style-name="ce39" office:value-type="string" calcext:value-type="string" table:number-columns-spanned="6" table:number-rows-spanned="1">
            <text:p>Metric proportional to (LLR-based) rank within row</text:p>
          </table:table-cell>
          <table:covered-table-cell table:number-columns-repeated="5"/>
          <table:table-cell table:style-name="Default"/>
          <table:table-cell table:number-columns-repeated="16358"/>
        </table:table-row>
        <table:table-row table:style-name="ro2">
          <table:table-cell/>
          <table:table-cell table:style-name="ce2"/>
          <table:table-cell table:style-name="ce44" office:value-type="string" calcext:value-type="string">
            <text:p>Feature j-2</text:p>
          </table:table-cell>
          <table:table-cell table:style-name="ce44" office:value-type="string" calcext:value-type="string">
            <text:p>Feature j-1</text:p>
          </table:table-cell>
          <table:table-cell table:style-name="ce44" office:value-type="string" calcext:value-type="string">
            <text:p>Feature j-2</text:p>
          </table:table-cell>
          <table:table-cell table:style-name="ce30" office:value-type="string" calcext:value-type="string">
            <text:p>…</text:p>
          </table:table-cell>
          <table:table-cell table:number-columns-repeated="4"/>
          <table:table-cell table:style-name="ce2"/>
          <table:table-cell table:style-name="ce44" office:value-type="string" calcext:value-type="string">
            <text:p>Feature j-2</text:p>
          </table:table-cell>
          <table:table-cell table:style-name="ce44" office:value-type="string" calcext:value-type="string">
            <text:p>Feature j-1</text:p>
          </table:table-cell>
          <table:table-cell table:style-name="ce89" office:value-type="string" calcext:value-type="string">
            <text:p>Feature j</text:p>
          </table:table-cell>
          <table:table-cell table:style-name="ce30" office:value-type="string" calcext:value-type="string">
            <text:p>…</text:p>
          </table:table-cell>
          <table:table-cell table:number-columns-repeated="4"/>
          <table:table-cell table:style-name="ce2"/>
          <table:table-cell table:style-name="ce44" office:value-type="string" calcext:value-type="string">
            <text:p>Feature j-2</text:p>
          </table:table-cell>
          <table:table-cell table:style-name="ce44" office:value-type="string" calcext:value-type="string">
            <text:p>Feature j-1</text:p>
          </table:table-cell>
          <table:table-cell table:style-name="ce44" office:value-type="string" calcext:value-type="string">
            <text:p>Feature j-2</text:p>
          </table:table-cell>
          <table:table-cell table:style-name="ce30" office:value-type="string" calcext:value-type="string">
            <text:p>…</text:p>
          </table:table-cell>
          <table:table-cell/>
          <table:table-cell table:style-name="Default"/>
          <table:table-cell table:number-columns-repeated="16358"/>
        </table:table-row>
        <table:table-row table:style-name="ro2">
          <table:table-cell/>
          <table:table-cell table:style-name="ce36" office:value-type="string" calcext:value-type="string">
            <text:p>Noun i-1 </text:p>
          </table:table-cell>
          <table:table-cell table:style-name="ce10" table:number-columns-repeated="2"/>
          <table:table-cell table:style-name="ce24"/>
          <table:table-cell table:style-name="ce10"/>
          <table:table-cell table:number-columns-repeated="4"/>
          <table:table-cell table:style-name="ce36" office:value-type="string" calcext:value-type="string">
            <text:p>Noun i-1 </text:p>
          </table:table-cell>
          <table:table-cell table:style-name="ce10" table:number-columns-repeated="2"/>
          <table:table-cell table:style-name="ce90" office:value-type="string" calcext:value-type="string">
            <text:p>L</text:p>
          </table:table-cell>
          <table:table-cell table:style-name="ce10"/>
          <table:table-cell table:number-columns-repeated="4"/>
          <table:table-cell table:style-name="ce94" office:value-type="string" calcext:value-type="string">
            <text:p>Noun i-1 </text:p>
          </table:table-cell>
          <table:table-cell table:number-columns-repeated="2" table:style-name="ce52" office:value-type="string" calcext:value-type="string">
            <text:p>L</text:p>
          </table:table-cell>
          <table:table-cell table:style-name="ce99" office:value-type="string" calcext:value-type="string">
            <text:p>L</text:p>
          </table:table-cell>
          <table:table-cell table:style-name="ce52"/>
          <table:table-cell/>
          <table:table-cell table:style-name="Default"/>
          <table:table-cell table:number-columns-repeated="16358"/>
        </table:table-row>
        <table:table-row table:style-name="ro2">
          <table:table-cell/>
          <table:table-cell table:style-name="ce35" office:value-type="string" calcext:value-type="string">
            <text:p>Noun i </text:p>
          </table:table-cell>
          <table:table-cell table:style-name="ce52" office:value-type="string" calcext:value-type="string">
            <text:p>L</text:p>
          </table:table-cell>
          <table:table-cell table:style-name="ce58" office:value-type="string" calcext:value-type="string">
            <text:p>M</text:p>
          </table:table-cell>
          <table:table-cell table:style-name="ce66" office:value-type="string" calcext:value-type="string">
            <text:p>H</text:p>
          </table:table-cell>
          <table:table-cell table:style-name="ce58"/>
          <table:table-cell table:style-name="ce71" office:value-type="string" calcext:value-type="string">
            <text:p>(a)</text:p>
          </table:table-cell>
          <table:table-cell table:number-columns-repeated="3"/>
          <table:table-cell table:style-name="ce81" office:value-type="string" calcext:value-type="string">
            <text:p>Noun i </text:p>
          </table:table-cell>
          <table:table-cell table:style-name="ce82" table:number-columns-repeated="2"/>
          <table:table-cell table:style-name="ce91" office:value-type="string" calcext:value-type="string">
            <text:p>M</text:p>
          </table:table-cell>
          <table:table-cell table:style-name="ce82"/>
          <table:table-cell table:style-name="ce71" office:value-type="string" calcext:value-type="string">
            <text:p>(a)</text:p>
          </table:table-cell>
          <table:table-cell table:number-columns-repeated="3"/>
          <table:table-cell table:style-name="ce94" office:value-type="string" calcext:value-type="string">
            <text:p>Noun i </text:p>
          </table:table-cell>
          <table:table-cell table:number-columns-repeated="2" table:style-name="ce52" office:value-type="string" calcext:value-type="string">
            <text:p>L</text:p>
          </table:table-cell>
          <table:table-cell table:style-name="ce66" office:value-type="string" calcext:value-type="string">
            <text:p>H</text:p>
          </table:table-cell>
          <table:table-cell table:style-name="ce52"/>
          <table:table-cell table:style-name="ce71" office:value-type="string" calcext:value-type="string">
            <text:p>(a)</text:p>
          </table:table-cell>
          <table:table-cell table:style-name="Default"/>
          <table:table-cell table:number-columns-repeated="16358"/>
        </table:table-row>
        <table:table-row table:style-name="ro2">
          <table:table-cell/>
          <table:table-cell table:style-name="ce36" office:value-type="string" calcext:value-type="string">
            <text:p>Noun i+1</text:p>
          </table:table-cell>
          <table:table-cell table:style-name="ce10" table:number-columns-repeated="2"/>
          <table:table-cell table:style-name="ce24"/>
          <table:table-cell table:style-name="ce10"/>
          <table:table-cell table:number-columns-repeated="4"/>
          <table:table-cell table:style-name="ce36" office:value-type="string" calcext:value-type="string">
            <text:p>Noun i+1</text:p>
          </table:table-cell>
          <table:table-cell table:style-name="ce10" table:number-columns-repeated="2"/>
          <table:table-cell table:style-name="ce90" office:value-type="string" calcext:value-type="string">
            <text:p>L</text:p>
          </table:table-cell>
          <table:table-cell table:style-name="ce10"/>
          <table:table-cell table:number-columns-repeated="4"/>
          <table:table-cell table:style-name="ce94" office:value-type="string" calcext:value-type="string">
            <text:p>Noun i+1</text:p>
          </table:table-cell>
          <table:table-cell table:style-name="ce58" office:value-type="string" calcext:value-type="string">
            <text:p>M</text:p>
          </table:table-cell>
          <table:table-cell table:style-name="ce52" office:value-type="string" calcext:value-type="string">
            <text:p>L</text:p>
          </table:table-cell>
          <table:table-cell table:style-name="ce99" office:value-type="string" calcext:value-type="string">
            <text:p>L</text:p>
          </table:table-cell>
          <table:table-cell table:style-name="ce52"/>
          <table:table-cell/>
          <table:table-cell table:style-name="Default"/>
          <table:table-cell table:number-columns-repeated="16358"/>
        </table:table-row>
        <table:table-row table:style-name="ro3">
          <table:table-cell>
            <draw:g draw:z-index="0">
              <draw:line draw:name="Vertical line 1" draw:style-name="gr1" draw:text-style-name="P1" svg:x1="13.625cm" svg:y1="0.817cm" svg:x2="9.087cm" svg:y2="0.817cm">
                <text:p/>
              </draw:line>
              <draw:line draw:name="Line 1" draw:style-name="gr2" draw:text-style-name="P1" svg:x1="9.139cm" svg:y1="0.809cm" svg:x2="8.044cm" svg:y2="1.247cm">
                <text:p/>
              </draw:line>
              <draw:line draw:name="Line 2" draw:style-name="gr2" draw:text-style-name="P1" svg:x1="6.74cm" svg:y1="0.514cm" svg:x2="8.044cm" svg:y2="1.239cm">
                <text:p/>
              </draw:line>
              <draw:line draw:name="Line 3" draw:style-name="gr2" draw:text-style-name="P1" svg:x1="6.743cm" svg:y1="0.53cm" svg:x2="5.593cm" svg:y2="0.816cm">
                <text:p/>
              </draw:line>
              <draw:line draw:name="Vertical line 2" draw:style-name="gr1" draw:text-style-name="P1" svg:x1="5.645cm" svg:y1="0.817cm" svg:x2="1.267cm" svg:y2="0.817cm">
                <text:p/>
              </draw:line>
            </draw:g>
          </table:table-cell>
          <table:table-cell table:style-name="ce3" office:value-type="string" calcext:value-type="string">
            <text:p>…</text:p>
          </table:table-cell>
          <table:table-cell table:style-name="ce10" table:number-columns-repeated="2"/>
          <table:table-cell table:style-name="ce24"/>
          <table:table-cell table:style-name="ce10"/>
          <table:table-cell table:number-columns-repeated="3"/>
          <table:table-cell>
            <draw:g draw:z-index="8">
              <draw:line draw:name="Vertical line 1" draw:style-name="gr1" draw:text-style-name="P1" svg:x1="13.627cm" svg:y1="0.802cm" svg:x2="9.159cm" svg:y2="0.802cm">
                <text:p/>
              </draw:line>
              <draw:line draw:name="Line 1" draw:style-name="gr2" draw:text-style-name="P1" svg:x1="9.21cm" svg:y1="0.794cm" svg:x2="8.132cm" svg:y2="1.232cm">
                <text:p/>
              </draw:line>
              <draw:line draw:name="Line 2" draw:style-name="gr2" draw:text-style-name="P1" svg:x1="6.848cm" svg:y1="0.499cm" svg:x2="8.132cm" svg:y2="1.224cm">
                <text:p/>
              </draw:line>
              <draw:line draw:name="Line 3" draw:style-name="gr2" draw:text-style-name="P1" svg:x1="6.851cm" svg:y1="0.515cm" svg:x2="5.719cm" svg:y2="0.801cm">
                <text:p/>
              </draw:line>
              <draw:line draw:name="Vertical line 2" draw:style-name="gr1" draw:text-style-name="P1" svg:x1="5.77cm" svg:y1="0.802cm" svg:x2="1.459cm" svg:y2="0.802cm">
                <text:p/>
              </draw:line>
            </draw:g>
          </table:table-cell>
          <table:table-cell table:style-name="ce3" office:value-type="string" calcext:value-type="string">
            <text:p>…</text:p>
          </table:table-cell>
          <table:table-cell table:style-name="ce10" table:number-columns-repeated="2"/>
          <table:table-cell table:style-name="ce90"/>
          <table:table-cell table:style-name="ce10"/>
          <table:table-cell table:number-columns-repeated="3"/>
          <table:table-cell>
            <draw:g draw:z-index="14">
              <draw:line draw:name="Vertical line 1" draw:style-name="gr1" draw:text-style-name="P1" svg:x1="14.941cm" svg:y1="0.771cm" svg:x2="10.186cm" svg:y2="0.771cm">
                <text:p/>
              </draw:line>
              <draw:line draw:name="Line 1" draw:style-name="gr2" draw:text-style-name="P1" svg:x1="10.24cm" svg:y1="0.763cm" svg:x2="9.093cm" svg:y2="1.201cm">
                <text:p/>
              </draw:line>
              <draw:line draw:name="Line 2" draw:style-name="gr2" draw:text-style-name="P1" svg:x1="7.727cm" svg:y1="0.468cm" svg:x2="9.093cm" svg:y2="1.193cm">
                <text:p/>
              </draw:line>
              <draw:line draw:name="Line 3" draw:style-name="gr2" draw:text-style-name="P1" svg:x1="7.73cm" svg:y1="0.484cm" svg:x2="6.525cm" svg:y2="0.77cm">
                <text:p/>
              </draw:line>
              <draw:line draw:name="Vertical line 2" draw:style-name="gr1" draw:text-style-name="P1" svg:x1="6.58cm" svg:y1="0.771cm" svg:x2="1.992cm" svg:y2="0.771cm">
                <text:p/>
              </draw:line>
            </draw:g>
          </table:table-cell>
          <table:table-cell table:style-name="ce95" office:value-type="string" calcext:value-type="string">
            <text:p>…</text:p>
          </table:table-cell>
          <table:table-cell table:style-name="ce96" table:number-columns-repeated="2"/>
          <table:table-cell table:style-name="ce100"/>
          <table:table-cell table:style-name="ce96"/>
          <table:table-cell/>
          <table:table-cell table:style-name="Default"/>
          <table:table-cell table:number-columns-repeated="16358"/>
        </table:table-row>
        <table:table-row table:style-name="ro2">
          <table:table-cell table:number-columns-repeated="10"/>
          <table:table-cell table:style-name="ce1" table:number-columns-repeated="5"/>
          <table:table-cell table:number-columns-repeated="10"/>
          <table:table-cell table:style-name="Default"/>
          <table:table-cell table:number-columns-repeated="16358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x</text:p>
          </table:table-cell>
          <table:covered-table-cell table:number-columns-repeated="4"/>
          <table:table-cell table:number-columns-repeated="4"/>
          <table:table-cell table:style-name="ce6" office:value-type="string" calcext:value-type="string" table:number-columns-spanned="5" table:number-rows-spanned="1">
            <text:p>x</text:p>
          </table:table-cell>
          <table:covered-table-cell table:number-columns-repeated="4" table:style-name="ce1"/>
          <table:table-cell table:number-columns-repeated="4"/>
          <table:table-cell table:style-name="ce6" office:value-type="string" calcext:value-type="string" table:number-columns-spanned="5" table:number-rows-spanned="1">
            <text:p>x</text:p>
          </table:table-cell>
          <table:covered-table-cell table:number-columns-repeated="4"/>
          <table:table-cell/>
          <table:table-cell table:style-name="Default"/>
          <table:table-cell table:number-columns-repeated="16358"/>
        </table:table-row>
        <table:table-row table:style-name="ro2">
          <table:table-cell/>
          <table:table-cell table:style-name="ce39" office:value-type="string" calcext:value-type="string" table:number-columns-spanned="6" table:number-rows-spanned="1">
            <text:p>Metric proportional to (LLR-based) rank within column</text:p>
          </table:table-cell>
          <table:covered-table-cell table:number-columns-repeated="3"/>
          <table:covered-table-cell>
            <draw:g draw:z-index="6">
              <draw:line draw:name="Vertical line 1" draw:style-name="gr1" draw:text-style-name="P1" svg:x1="1.204cm" svg:y1="1.229cm" svg:x2="1.204cm" svg:y2="4.234cm">
                <text:p/>
              </draw:line>
              <draw:line draw:name="Line 1" draw:style-name="gr2" draw:text-style-name="P1" svg:x1="1.191cm" svg:y1="4.2cm" svg:x2="1.938cm" svg:y2="4.925cm">
                <text:p/>
              </draw:line>
              <draw:line draw:name="Line 2" draw:style-name="gr2" draw:text-style-name="P1" svg:x1="0.687cm" svg:y1="5.789cm" svg:x2="1.925cm" svg:y2="4.925cm">
                <text:p/>
              </draw:line>
              <draw:line draw:name="Line 3" draw:style-name="gr2" draw:text-style-name="P1" svg:x1="0.715cm" svg:y1="5.786cm" svg:x2="1.204cm" svg:y2="6.548cm">
                <text:p/>
              </draw:line>
              <draw:line draw:name="Vertical line 2" draw:style-name="gr1" draw:text-style-name="P1" svg:x1="1.204cm" svg:y1="6.514cm" svg:x2="1.204cm" svg:y2="9.413cm">
                <text:p/>
              </draw:line>
            </draw:g>
          </table:covered-table-cell>
          <table:covered-table-cell/>
          <table:table-cell table:number-columns-repeated="3"/>
          <table:table-cell table:style-name="ce39" office:value-type="string" calcext:value-type="string" table:number-columns-spanned="6" table:number-rows-spanned="1">
            <text:p>Metric proportional to (LLR-based) rank within row</text:p>
          </table:table-cell>
          <table:covered-table-cell table:number-columns-repeated="3" table:style-name="ce1"/>
          <table:covered-table-cell table:style-name="ce1">
            <draw:g draw:z-index="9">
              <draw:line draw:name="Vertical line 1" draw:style-name="gr1" draw:text-style-name="P1" svg:x1="1.253cm" svg:y1="1.183cm" svg:x2="1.253cm" svg:y2="4.188cm">
                <text:p/>
              </draw:line>
              <draw:line draw:name="Line 1" draw:style-name="gr2" draw:text-style-name="P1" svg:x1="1.243cm" svg:y1="4.154cm" svg:x2="1.838cm" svg:y2="4.879cm">
                <text:p/>
              </draw:line>
              <draw:line draw:name="Line 2" draw:style-name="gr2" draw:text-style-name="P1" svg:x1="0.842cm" svg:y1="5.743cm" svg:x2="1.828cm" svg:y2="4.879cm">
                <text:p/>
              </draw:line>
              <draw:line draw:name="Line 3" draw:style-name="gr2" draw:text-style-name="P1" svg:x1="0.864cm" svg:y1="5.74cm" svg:x2="1.253cm" svg:y2="6.502cm">
                <text:p/>
              </draw:line>
              <draw:line draw:name="Vertical line 2" draw:style-name="gr1" draw:text-style-name="P1" svg:x1="1.253cm" svg:y1="6.468cm" svg:x2="1.253cm" svg:y2="9.367cm">
                <text:p/>
              </draw:line>
            </draw:g>
          </table:covered-table-cell>
          <table:covered-table-cell/>
          <table:table-cell table:number-columns-repeated="3"/>
          <table:table-cell table:style-name="ce39" office:value-type="string" calcext:value-type="string" table:number-columns-spanned="6" table:number-rows-spanned="1">
            <text:p>Metric proportional to (LLR-based) rank within column</text:p>
          </table:table-cell>
          <table:covered-table-cell table:number-columns-repeated="3"/>
          <table:covered-table-cell>
            <draw:g draw:z-index="18">
              <draw:line draw:name="Vertical line 1" draw:style-name="gr1" draw:text-style-name="P1" svg:x1="1.294cm" svg:y1="1.002cm" svg:x2="1.294cm" svg:y2="4.007cm">
                <text:p/>
              </draw:line>
              <draw:line draw:name="Line 1" draw:style-name="gr2" draw:text-style-name="P1" svg:x1="1.28cm" svg:y1="3.973cm" svg:x2="2.063cm" svg:y2="4.698cm">
                <text:p/>
              </draw:line>
              <draw:line draw:name="Line 2" draw:style-name="gr2" draw:text-style-name="P1" svg:x1="0.752cm" svg:y1="5.562cm" svg:x2="2.049cm" svg:y2="4.698cm">
                <text:p/>
              </draw:line>
              <draw:line draw:name="Line 3" draw:style-name="gr2" draw:text-style-name="P1" svg:x1="0.782cm" svg:y1="5.559cm" svg:x2="1.294cm" svg:y2="6.321cm">
                <text:p/>
              </draw:line>
              <draw:line draw:name="Vertical line 2" draw:style-name="gr1" draw:text-style-name="P1" svg:x1="1.294cm" svg:y1="6.287cm" svg:x2="1.294cm" svg:y2="9.186cm">
                <text:p/>
              </draw:line>
            </draw:g>
          </table:covered-table-cell>
          <table:covered-table-cell/>
          <table:table-cell table:style-name="Default"/>
          <table:table-cell table:number-columns-repeated="16358"/>
        </table:table-row>
        <table:table-row table:style-name="ro2">
          <table:table-cell/>
          <table:table-cell table:style-name="ce2"/>
          <table:table-cell table:style-name="ce44" office:value-type="string" calcext:value-type="string">
            <text:p>Feature j-2</text:p>
          </table:table-cell>
          <table:table-cell table:style-name="ce44" office:value-type="string" calcext:value-type="string">
            <text:p>Feature j-1</text:p>
          </table:table-cell>
          <table:table-cell table:style-name="ce56" office:value-type="string" calcext:value-type="string">
            <text:p>Feature j</text:p>
          </table:table-cell>
          <table:table-cell table:style-name="ce31" office:value-type="string" calcext:value-type="string">
            <text:p>…</text:p>
          </table:table-cell>
          <table:table-cell table:number-columns-repeated="4"/>
          <table:table-cell table:style-name="ce2"/>
          <table:table-cell table:style-name="ce44" office:value-type="string" calcext:value-type="string">
            <text:p>Feature j-2</text:p>
          </table:table-cell>
          <table:table-cell table:style-name="ce44" office:value-type="string" calcext:value-type="string">
            <text:p>Feature j-1</text:p>
          </table:table-cell>
          <table:table-cell table:style-name="ce56" office:value-type="string" calcext:value-type="string">
            <text:p>Feature j</text:p>
          </table:table-cell>
          <table:table-cell table:style-name="ce31" office:value-type="string" calcext:value-type="string">
            <text:p>…</text:p>
          </table:table-cell>
          <table:table-cell table:number-columns-repeated="4"/>
          <table:table-cell table:style-name="ce2"/>
          <table:table-cell table:style-name="ce44" office:value-type="string" calcext:value-type="string">
            <text:p>Feature j-2</text:p>
          </table:table-cell>
          <table:table-cell table:style-name="ce44" office:value-type="string" calcext:value-type="string">
            <text:p>Feature j-1</text:p>
          </table:table-cell>
          <table:table-cell table:style-name="ce56" office:value-type="string" calcext:value-type="string">
            <text:p>Feature j</text:p>
          </table:table-cell>
          <table:table-cell table:style-name="ce31" office:value-type="string" calcext:value-type="string">
            <text:p>…</text:p>
          </table:table-cell>
          <table:table-cell/>
          <table:table-cell table:style-name="Default"/>
          <table:table-cell table:number-columns-repeated="16358"/>
        </table:table-row>
        <table:table-row table:style-name="ro2">
          <table:table-cell/>
          <table:table-cell table:style-name="ce3" office:value-type="string" calcext:value-type="string">
            <text:p>Noun i-1 </text:p>
          </table:table-cell>
          <table:table-cell table:style-name="ce53" table:number-columns-repeated="2"/>
          <table:table-cell table:style-name="ce67"/>
          <table:table-cell table:style-name="ce32"/>
          <table:table-cell table:number-columns-repeated="4"/>
          <table:table-cell table:style-name="ce3" office:value-type="string" calcext:value-type="string">
            <text:p>Noun i-1 </text:p>
          </table:table-cell>
          <table:table-cell table:style-name="ce83" office:value-type="string" calcext:value-type="string">
            <text:p>L</text:p>
          </table:table-cell>
          <table:table-cell table:style-name="ce87" office:value-type="string" calcext:value-type="string">
            <text:p>L</text:p>
          </table:table-cell>
          <table:table-cell table:style-name="ce83" office:value-type="string" calcext:value-type="string">
            <text:p>L</text:p>
          </table:table-cell>
          <table:table-cell table:style-name="ce83"/>
          <table:table-cell table:number-columns-repeated="4"/>
          <table:table-cell table:style-name="ce3" office:value-type="string" calcext:value-type="string">
            <text:p>Noun i-1 </text:p>
          </table:table-cell>
          <table:table-cell table:number-columns-repeated="2" table:style-name="ce53" office:value-type="string" calcext:value-type="string">
            <text:p>L</text:p>
          </table:table-cell>
          <table:table-cell table:style-name="ce69" office:value-type="string" calcext:value-type="string">
            <text:p>L</text:p>
          </table:table-cell>
          <table:table-cell table:style-name="ce32"/>
          <table:table-cell/>
          <table:table-cell table:style-name="Default"/>
          <table:table-cell table:number-columns-repeated="16358"/>
        </table:table-row>
        <table:table-row table:style-name="ro2">
          <table:table-cell/>
          <table:table-cell table:style-name="ce7" office:value-type="string" calcext:value-type="string">
            <text:p>Noun i </text:p>
          </table:table-cell>
          <table:table-cell table:number-columns-repeated="2" table:style-name="ce54" office:value-type="string" calcext:value-type="string">
            <text:p>L</text:p>
          </table:table-cell>
          <table:table-cell table:style-name="ce68" office:value-type="string" calcext:value-type="string">
            <text:p>H</text:p>
          </table:table-cell>
          <table:table-cell table:style-name="ce33"/>
          <table:table-cell table:style-name="ce71" office:value-type="string" calcext:value-type="string">
            <text:p>(b)</text:p>
          </table:table-cell>
          <table:table-cell table:number-columns-repeated="3"/>
          <table:table-cell table:style-name="ce7" office:value-type="string" calcext:value-type="string">
            <text:p>Noun i </text:p>
          </table:table-cell>
          <table:table-cell table:style-name="ce83" office:value-type="string" calcext:value-type="string">
            <text:p>L</text:p>
          </table:table-cell>
          <table:table-cell table:style-name="ce87" office:value-type="string" calcext:value-type="string">
            <text:p>L</text:p>
          </table:table-cell>
          <table:table-cell table:style-name="ce92" office:value-type="string" calcext:value-type="string">
            <text:p>H</text:p>
          </table:table-cell>
          <table:table-cell table:style-name="ce83"/>
          <table:table-cell table:style-name="ce71" office:value-type="string" calcext:value-type="string">
            <text:p>(b)</text:p>
          </table:table-cell>
          <table:table-cell table:number-columns-repeated="3"/>
          <table:table-cell table:style-name="ce7" office:value-type="string" calcext:value-type="string">
            <text:p>Noun i </text:p>
          </table:table-cell>
          <table:table-cell table:number-columns-repeated="2" table:style-name="ce54" office:value-type="string" calcext:value-type="string">
            <text:p>L</text:p>
          </table:table-cell>
          <table:table-cell table:style-name="ce68" office:value-type="string" calcext:value-type="string">
            <text:p>H</text:p>
          </table:table-cell>
          <table:table-cell table:style-name="ce33"/>
          <table:table-cell table:style-name="ce71" office:value-type="string" calcext:value-type="string">
            <text:p>(b)</text:p>
          </table:table-cell>
          <table:table-cell table:style-name="Default"/>
          <table:table-cell table:number-columns-repeated="16358"/>
        </table:table-row>
        <table:table-row table:style-name="ro2">
          <table:table-cell/>
          <table:table-cell table:style-name="ce3" office:value-type="string" calcext:value-type="string">
            <text:p>Noun i+ 1</text:p>
          </table:table-cell>
          <table:table-cell table:style-name="ce53"/>
          <table:table-cell table:style-name="ce59"/>
          <table:table-cell table:style-name="ce69"/>
          <table:table-cell table:style-name="ce32"/>
          <table:table-cell table:number-columns-repeated="4"/>
          <table:table-cell table:style-name="ce3" office:value-type="string" calcext:value-type="string">
            <text:p>Noun i+ 1</text:p>
          </table:table-cell>
          <table:table-cell table:style-name="ce84"/>
          <table:table-cell table:style-name="ce66" office:value-type="string" calcext:value-type="string">
            <text:p>H</text:p>
          </table:table-cell>
          <table:table-cell table:style-name="ce93" office:value-type="string" calcext:value-type="string">
            <text:p>L</text:p>
          </table:table-cell>
          <table:table-cell table:style-name="ce93"/>
          <table:table-cell table:number-columns-repeated="4"/>
          <table:table-cell table:style-name="ce3" office:value-type="string" calcext:value-type="string">
            <text:p>Noun i+ 1</text:p>
          </table:table-cell>
          <table:table-cell table:number-columns-repeated="2" table:style-name="ce53" office:value-type="string" calcext:value-type="string">
            <text:p>L</text:p>
          </table:table-cell>
          <table:table-cell table:style-name="ce69" office:value-type="string" calcext:value-type="string">
            <text:p>L</text:p>
          </table:table-cell>
          <table:table-cell table:style-name="ce32"/>
          <table:table-cell/>
          <table:table-cell table:style-name="Default"/>
          <table:table-cell table:number-columns-repeated="16358"/>
        </table:table-row>
        <table:table-row table:style-name="ro4">
          <table:table-cell>
            <draw:g draw:z-index="1">
              <draw:line draw:name="Vertical line 1" draw:style-name="gr1" draw:text-style-name="P1" svg:x1="13.777cm" svg:y1="0.83cm" svg:x2="9.239cm" svg:y2="0.83cm">
                <text:p/>
              </draw:line>
              <draw:line draw:name="Line 1" draw:style-name="gr2" draw:text-style-name="P1" svg:x1="9.291cm" svg:y1="0.822cm" svg:x2="8.196cm" svg:y2="1.26cm">
                <text:p/>
              </draw:line>
              <draw:line draw:name="Line 2" draw:style-name="gr2" draw:text-style-name="P1" svg:x1="6.892cm" svg:y1="0.527cm" svg:x2="8.196cm" svg:y2="1.252cm">
                <text:p/>
              </draw:line>
              <draw:line draw:name="Line 3" draw:style-name="gr2" draw:text-style-name="P1" svg:x1="6.895cm" svg:y1="0.543cm" svg:x2="5.745cm" svg:y2="0.829cm">
                <text:p/>
              </draw:line>
              <draw:line draw:name="Vertical line 2" draw:style-name="gr1" draw:text-style-name="P1" svg:x1="5.797cm" svg:y1="0.83cm" svg:x2="1.419cm" svg:y2="0.83cm">
                <text:p/>
              </draw:line>
            </draw:g>
          </table:table-cell>
          <table:table-cell table:style-name="ce3" office:value-type="string" calcext:value-type="string">
            <text:p>…</text:p>
          </table:table-cell>
          <table:table-cell table:style-name="ce53" table:number-columns-repeated="2"/>
          <table:table-cell table:style-name="ce69"/>
          <table:table-cell table:style-name="ce34"/>
          <table:table-cell table:number-columns-repeated="3"/>
          <table:table-cell>
            <draw:g draw:z-index="12">
              <draw:line draw:name="Vertical line 1" draw:style-name="gr1" draw:text-style-name="P1" svg:x1="13.721cm" svg:y1="0.848cm" svg:x2="9.253cm" svg:y2="0.848cm">
                <text:p/>
              </draw:line>
              <draw:line draw:name="Line 1" draw:style-name="gr2" draw:text-style-name="P1" svg:x1="9.304cm" svg:y1="0.84cm" svg:x2="8.226cm" svg:y2="1.278cm">
                <text:p/>
              </draw:line>
              <draw:line draw:name="Line 2" draw:style-name="gr2" draw:text-style-name="P1" svg:x1="6.942cm" svg:y1="0.545cm" svg:x2="8.226cm" svg:y2="1.27cm">
                <text:p/>
              </draw:line>
              <draw:line draw:name="Line 3" draw:style-name="gr2" draw:text-style-name="P1" svg:x1="6.945cm" svg:y1="0.561cm" svg:x2="5.813cm" svg:y2="0.847cm">
                <text:p/>
              </draw:line>
              <draw:line draw:name="Vertical line 2" draw:style-name="gr1" draw:text-style-name="P1" svg:x1="5.864cm" svg:y1="0.848cm" svg:x2="1.553cm" svg:y2="0.848cm">
                <text:p/>
              </draw:line>
            </draw:g>
          </table:table-cell>
          <table:table-cell table:style-name="ce3" office:value-type="string" calcext:value-type="string">
            <text:p>…</text:p>
          </table:table-cell>
          <table:table-cell table:style-name="ce85"/>
          <table:table-cell table:style-name="ce88"/>
          <table:table-cell table:style-name="ce85" table:number-columns-repeated="2"/>
          <table:table-cell table:number-columns-repeated="3"/>
          <table:table-cell>
            <draw:g draw:z-index="15">
              <draw:line draw:name="Vertical line 1" draw:style-name="gr1" draw:text-style-name="P1" svg:x1="14.835cm" svg:y1="0.784cm" svg:x2="10.08cm" svg:y2="0.784cm">
                <text:p/>
              </draw:line>
              <draw:line draw:name="Line 1" draw:style-name="gr2" draw:text-style-name="P1" svg:x1="10.134cm" svg:y1="0.776cm" svg:x2="8.987cm" svg:y2="1.214cm">
                <text:p/>
              </draw:line>
              <draw:line draw:name="Line 2" draw:style-name="gr2" draw:text-style-name="P1" svg:x1="7.621cm" svg:y1="0.481cm" svg:x2="8.987cm" svg:y2="1.206cm">
                <text:p/>
              </draw:line>
              <draw:line draw:name="Line 3" draw:style-name="gr2" draw:text-style-name="P1" svg:x1="7.624cm" svg:y1="0.497cm" svg:x2="6.419cm" svg:y2="0.783cm">
                <text:p/>
              </draw:line>
              <draw:line draw:name="Vertical line 2" draw:style-name="gr1" draw:text-style-name="P1" svg:x1="6.474cm" svg:y1="0.784cm" svg:x2="1.886cm" svg:y2="0.784cm">
                <text:p/>
              </draw:line>
            </draw:g>
          </table:table-cell>
          <table:table-cell table:style-name="ce3" office:value-type="string" calcext:value-type="string">
            <text:p>…</text:p>
          </table:table-cell>
          <table:table-cell table:style-name="ce53" table:number-columns-repeated="2"/>
          <table:table-cell table:style-name="ce69"/>
          <table:table-cell table:style-name="ce32"/>
          <table:table-cell/>
          <table:table-cell table:style-name="Default"/>
          <table:table-cell table:number-columns-repeated="16358"/>
        </table:table-row>
        <table:table-row table:style-name="ro2">
          <table:table-cell table:number-columns-repeated="10"/>
          <table:table-cell table:style-name="ce1"/>
          <table:table-cell table:style-name="ce86" table:number-columns-repeated="4"/>
          <table:table-cell table:number-columns-repeated="10"/>
          <table:table-cell table:style-name="Default"/>
          <table:table-cell table:number-columns-repeated="16358"/>
        </table:table-row>
        <table:table-row table:style-name="ro2">
          <table:table-cell table:number-columns-repeated="3"/>
          <table:table-cell table:style-name="ce18" office:value-type="string" calcext:value-type="string">
            <text:p><text:s/>=</text:p>
          </table:table-cell>
          <table:table-cell table:number-columns-repeated="6"/>
          <table:table-cell table:style-name="ce1" table:number-columns-repeated="2"/>
          <table:table-cell table:style-name="ce18" office:value-type="string" calcext:value-type="string">
            <text:p><text:s/>=</text:p>
          </table:table-cell>
          <table:table-cell table:style-name="ce1" table:number-columns-repeated="2"/>
          <table:table-cell table:number-columns-repeated="6"/>
          <table:table-cell table:style-name="ce18" office:value-type="string" calcext:value-type="string">
            <text:p><text:s/>=</text:p>
          </table:table-cell>
          <table:table-cell table:number-columns-repeated="3"/>
          <table:table-cell table:style-name="Default"/>
          <table:table-cell table:number-columns-repeated="16358"/>
        </table:table-row>
        <table:table-row table:style-name="ro5">
          <table:table-cell/>
          <table:table-cell table:style-name="ce45"/>
          <table:table-cell/>
          <table:table-cell table:style-name="ce45" office:value-type="string" calcext:value-type="string">
            <text:p>Affinity Scores by noun</text:p>
          </table:table-cell>
          <table:table-cell table:number-columns-repeated="6"/>
          <table:table-cell table:style-name="ce45"/>
          <table:table-cell table:style-name="ce1"/>
          <table:table-cell table:style-name="ce45" office:value-type="string" calcext:value-type="string">
            <text:p>nouns ranked by feature scores </text:p>
          </table:table-cell>
          <table:table-cell table:style-name="ce1" table:number-columns-repeated="2"/>
          <table:table-cell table:number-columns-repeated="4"/>
          <table:table-cell table:style-name="ce45"/>
          <table:table-cell/>
          <table:table-cell table:style-name="ce45" office:value-type="string" calcext:value-type="string">
            <text:p>Affinity Scores</text:p>
          </table:table-cell>
          <table:table-cell table:number-columns-repeated="3"/>
          <table:table-cell table:style-name="Default"/>
          <table:table-cell table:number-columns-repeated="16358"/>
        </table:table-row>
        <table:table-row table:style-name="ro5">
          <table:table-cell/>
          <table:table-cell table:style-name="ce46"/>
          <table:table-cell table:style-name="ce55" table:number-columns-repeated="2"/>
          <table:table-cell/>
          <table:table-cell>
            <draw:g draw:z-index="7">
              <draw:line draw:name="Vertical line 1" draw:style-name="gr1" draw:text-style-name="P1" svg:x1="1.204cm" svg:y1="0.363cm" svg:x2="1.204cm" svg:y2="3.368cm">
                <text:p/>
              </draw:line>
              <draw:line draw:name="Line 1" draw:style-name="gr2" draw:text-style-name="P1" svg:x1="1.191cm" svg:y1="3.334cm" svg:x2="1.938cm" svg:y2="4.059cm">
                <text:p/>
              </draw:line>
              <draw:line draw:name="Line 2" draw:style-name="gr2" draw:text-style-name="P1" svg:x1="0.687cm" svg:y1="4.923cm" svg:x2="1.925cm" svg:y2="4.059cm">
                <text:p/>
              </draw:line>
              <draw:line draw:name="Line 3" draw:style-name="gr2" draw:text-style-name="P1" svg:x1="0.715cm" svg:y1="4.92cm" svg:x2="1.204cm" svg:y2="5.682cm">
                <text:p/>
              </draw:line>
              <draw:line draw:name="Vertical line 2" draw:style-name="gr1" draw:text-style-name="P1" svg:x1="1.204cm" svg:y1="5.648cm" svg:x2="1.204cm" svg:y2="8.547cm">
                <text:p/>
              </draw:line>
            </draw:g>
          </table:table-cell>
          <table:table-cell table:number-columns-repeated="4"/>
          <table:table-cell table:style-name="ce46"/>
          <table:table-cell table:style-name="ce55" table:number-columns-repeated="2"/>
          <table:table-cell table:style-name="ce1"/>
          <table:table-cell table:style-name="ce1">
            <draw:g draw:z-index="11">
              <draw:line draw:name="Vertical line 1" draw:style-name="gr1" draw:text-style-name="P1" svg:x1="1.219cm" svg:y1="0.214cm" svg:x2="1.219cm" svg:y2="3.219cm">
                <text:p/>
              </draw:line>
              <draw:line draw:name="Line 1" draw:style-name="gr2" draw:text-style-name="P1" svg:x1="1.209cm" svg:y1="3.185cm" svg:x2="1.804cm" svg:y2="3.91cm">
                <text:p/>
              </draw:line>
              <draw:line draw:name="Line 2" draw:style-name="gr2" draw:text-style-name="P1" svg:x1="0.808cm" svg:y1="4.774cm" svg:x2="1.794cm" svg:y2="3.91cm">
                <text:p/>
              </draw:line>
              <draw:line draw:name="Line 3" draw:style-name="gr2" draw:text-style-name="P1" svg:x1="0.83cm" svg:y1="4.771cm" svg:x2="1.219cm" svg:y2="5.533cm">
                <text:p/>
              </draw:line>
              <draw:line draw:name="Vertical line 2" draw:style-name="gr1" draw:text-style-name="P1" svg:x1="1.219cm" svg:y1="5.499cm" svg:x2="1.219cm" svg:y2="8.398cm">
                <text:p/>
              </draw:line>
            </draw:g>
          </table:table-cell>
          <table:table-cell table:number-columns-repeated="4"/>
          <table:table-cell table:style-name="ce46"/>
          <table:table-cell table:style-name="ce55" table:number-columns-repeated="2"/>
          <table:table-cell/>
          <table:table-cell>
            <draw:g draw:z-index="19">
              <draw:line draw:name="Vertical line 1" draw:style-name="gr1" draw:text-style-name="P1" svg:x1="1.249cm" svg:y1="0.363cm" svg:x2="1.249cm" svg:y2="3.368cm">
                <text:p/>
              </draw:line>
              <draw:line draw:name="Line 1" draw:style-name="gr2" draw:text-style-name="P1" svg:x1="1.235cm" svg:y1="3.334cm" svg:x2="2.018cm" svg:y2="4.059cm">
                <text:p/>
              </draw:line>
              <draw:line draw:name="Line 2" draw:style-name="gr2" draw:text-style-name="P1" svg:x1="0.707cm" svg:y1="4.923cm" svg:x2="2.004cm" svg:y2="4.059cm">
                <text:p/>
              </draw:line>
              <draw:line draw:name="Line 3" draw:style-name="gr2" draw:text-style-name="P1" svg:x1="0.737cm" svg:y1="4.92cm" svg:x2="1.249cm" svg:y2="5.682cm">
                <text:p/>
              </draw:line>
              <draw:line draw:name="Vertical line 2" draw:style-name="gr1" draw:text-style-name="P1" svg:x1="1.249cm" svg:y1="5.648cm" svg:x2="1.249cm" svg:y2="8.547cm">
                <text:p/>
              </draw:line>
            </draw:g>
          </table:table-cell>
          <table:table-cell/>
          <table:table-cell table:style-name="Default"/>
          <table:table-cell table:number-columns-repeated="16358"/>
        </table:table-row>
        <table:table-row table:style-name="ro2">
          <table:table-cell/>
          <table:table-cell table:style-name="ce2"/>
          <table:table-cell table:style-name="ce44" office:value-type="string" calcext:value-type="string">
            <text:p>Feature j-2</text:p>
          </table:table-cell>
          <table:table-cell table:style-name="ce44" office:value-type="string" calcext:value-type="string">
            <text:p>Feature j-1</text:p>
          </table:table-cell>
          <table:table-cell table:style-name="ce70" office:value-type="string" calcext:value-type="string">
            <text:p>Feature j</text:p>
          </table:table-cell>
          <table:table-cell table:style-name="ce30" office:value-type="string" calcext:value-type="string">
            <text:p>…</text:p>
          </table:table-cell>
          <table:table-cell table:number-columns-repeated="4"/>
          <table:table-cell table:style-name="ce2"/>
          <table:table-cell table:style-name="ce44" office:value-type="string" calcext:value-type="string">
            <text:p>Feature j-2</text:p>
          </table:table-cell>
          <table:table-cell table:style-name="ce44" office:value-type="string" calcext:value-type="string">
            <text:p>Feature j-1</text:p>
          </table:table-cell>
          <table:table-cell table:style-name="ce89" office:value-type="string" calcext:value-type="string">
            <text:p>Feature j</text:p>
          </table:table-cell>
          <table:table-cell table:style-name="ce30" office:value-type="string" calcext:value-type="string">
            <text:p>…</text:p>
          </table:table-cell>
          <table:table-cell table:number-columns-repeated="4"/>
          <table:table-cell table:style-name="ce2"/>
          <table:table-cell table:style-name="ce44" office:value-type="string" calcext:value-type="string">
            <text:p>Feature j-2</text:p>
          </table:table-cell>
          <table:table-cell table:style-name="ce44" office:value-type="string" calcext:value-type="string">
            <text:p>Feature j-1</text:p>
          </table:table-cell>
          <table:table-cell table:style-name="ce44" office:value-type="string" calcext:value-type="string">
            <text:p>Feature j-+1</text:p>
          </table:table-cell>
          <table:table-cell table:style-name="ce30" office:value-type="string" calcext:value-type="string">
            <text:p>…</text:p>
          </table:table-cell>
          <table:table-cell/>
          <table:table-cell table:style-name="Default"/>
          <table:table-cell table:number-columns-repeated="16358"/>
        </table:table-row>
        <table:table-row table:style-name="ro2">
          <table:table-cell/>
          <table:table-cell table:style-name="ce36" office:value-type="string" calcext:value-type="string">
            <text:p>Noun i-1 </text:p>
          </table:table-cell>
          <table:table-cell table:style-name="ce8" table:number-columns-repeated="2"/>
          <table:table-cell table:style-name="ce72"/>
          <table:table-cell table:style-name="ce8"/>
          <table:table-cell table:number-columns-repeated="4"/>
          <table:table-cell table:style-name="ce36" office:value-type="string" calcext:value-type="string">
            <text:p>Noun i-1 </text:p>
          </table:table-cell>
          <table:table-cell table:style-name="ce10" table:number-columns-repeated="2"/>
          <table:table-cell table:style-name="ce90" office:value-type="string" calcext:value-type="string">
            <text:p>L.L</text:p>
          </table:table-cell>
          <table:table-cell table:style-name="ce10"/>
          <table:table-cell table:number-columns-repeated="4"/>
          <table:table-cell table:style-name="ce36" office:value-type="string" calcext:value-type="string">
            <text:p>Noun i-1 </text:p>
          </table:table-cell>
          <table:table-cell table:number-columns-repeated="3" table:style-name="ce97" office:value-type="string" calcext:value-type="string">
            <text:p>L.L</text:p>
          </table:table-cell>
          <table:table-cell table:style-name="ce97"/>
          <table:table-cell/>
          <table:table-cell table:style-name="Default"/>
          <table:table-cell table:number-columns-repeated="16358"/>
        </table:table-row>
        <table:table-row table:style-name="ro2">
          <table:table-cell/>
          <table:table-cell table:style-name="ce47" office:value-type="string" calcext:value-type="string">
            <text:p>Noun i </text:p>
          </table:table-cell>
          <table:table-cell table:style-name="ce57" table:number-columns-repeated="2"/>
          <table:table-cell table:style-name="ce73" office:value-type="string" calcext:value-type="string">
            <text:p>H.H</text:p>
          </table:table-cell>
          <table:table-cell table:style-name="ce57"/>
          <table:table-cell table:style-name="ce71" office:value-type="string" calcext:value-type="string">
            <text:p>(c)</text:p>
          </table:table-cell>
          <table:table-cell table:number-columns-repeated="3"/>
          <table:table-cell table:style-name="ce36" office:value-type="string" calcext:value-type="string">
            <text:p>Noun i </text:p>
          </table:table-cell>
          <table:table-cell table:style-name="ce82" table:number-columns-repeated="2"/>
          <table:table-cell table:style-name="ce91" office:value-type="string" calcext:value-type="string">
            <text:p>M.H</text:p>
          </table:table-cell>
          <table:table-cell table:style-name="ce82"/>
          <table:table-cell table:style-name="ce71" office:value-type="string" calcext:value-type="string">
            <text:p>(c)</text:p>
          </table:table-cell>
          <table:table-cell table:number-columns-repeated="3"/>
          <table:table-cell table:style-name="ce36" office:value-type="string" calcext:value-type="string">
            <text:p>Noun i </text:p>
          </table:table-cell>
          <table:table-cell table:number-columns-repeated="2" table:style-name="ce97" office:value-type="string" calcext:value-type="string">
            <text:p>L.L</text:p>
          </table:table-cell>
          <table:table-cell table:style-name="ce101" office:value-type="string" calcext:value-type="string">
            <text:p>H.H</text:p>
          </table:table-cell>
          <table:table-cell table:style-name="ce97"/>
          <table:table-cell table:style-name="ce71" office:value-type="string" calcext:value-type="string">
            <text:p>(c)</text:p>
          </table:table-cell>
          <table:table-cell table:style-name="Default"/>
          <table:table-cell table:number-columns-repeated="16358"/>
        </table:table-row>
        <table:table-row table:style-name="ro2">
          <table:table-cell/>
          <table:table-cell table:style-name="ce36" office:value-type="string" calcext:value-type="string">
            <text:p>Noun i+1</text:p>
          </table:table-cell>
          <table:table-cell table:style-name="ce8" table:number-columns-repeated="2"/>
          <table:table-cell table:style-name="ce72"/>
          <table:table-cell table:style-name="ce8"/>
          <table:table-cell table:number-columns-repeated="4"/>
          <table:table-cell table:style-name="ce36" office:value-type="string" calcext:value-type="string">
            <text:p>Noun i+1</text:p>
          </table:table-cell>
          <table:table-cell table:style-name="ce10" table:number-columns-repeated="2"/>
          <table:table-cell table:style-name="ce90" office:value-type="string" calcext:value-type="string">
            <text:p>L.L</text:p>
          </table:table-cell>
          <table:table-cell table:style-name="ce10"/>
          <table:table-cell table:number-columns-repeated="4"/>
          <table:table-cell table:style-name="ce36" office:value-type="string" calcext:value-type="string">
            <text:p>Noun i+1</text:p>
          </table:table-cell>
          <table:table-cell table:style-name="ce98" office:value-type="string" calcext:value-type="string">
            <text:p>M.L</text:p>
          </table:table-cell>
          <table:table-cell table:number-columns-repeated="2" table:style-name="ce97" office:value-type="string" calcext:value-type="string">
            <text:p>L.L</text:p>
          </table:table-cell>
          <table:table-cell table:style-name="ce97"/>
          <table:table-cell/>
          <table:table-cell table:style-name="Default"/>
          <table:table-cell table:number-columns-repeated="16358"/>
        </table:table-row>
        <table:table-row table:style-name="ro6">
          <table:table-cell>
            <draw:g draw:z-index="5">
              <draw:line draw:name="Vertical line 1" draw:style-name="gr1" draw:text-style-name="P1" svg:x1="13.916cm" svg:y1="0.571cm" svg:x2="9.378cm" svg:y2="0.571cm">
                <text:p/>
              </draw:line>
              <draw:line draw:name="Line 1" draw:style-name="gr2" draw:text-style-name="P1" svg:x1="9.43cm" svg:y1="0.565cm" svg:x2="8.335cm" svg:y2="0.913cm">
                <text:p/>
              </draw:line>
              <draw:line draw:name="Line 2" draw:style-name="gr2" draw:text-style-name="P1" svg:x1="7.031cm" svg:y1="0.331cm" svg:x2="8.335cm" svg:y2="0.907cm">
                <text:p/>
              </draw:line>
              <draw:line draw:name="Line 3" draw:style-name="gr2" draw:text-style-name="P1" svg:x1="7.034cm" svg:y1="0.344cm" svg:x2="5.884cm" svg:y2="0.571cm">
                <text:p/>
              </draw:line>
              <draw:line draw:name="Vertical line 2" draw:style-name="gr1" draw:text-style-name="P1" svg:x1="5.936cm" svg:y1="0.571cm" svg:x2="1.558cm" svg:y2="0.571cm">
                <text:p/>
              </draw:line>
            </draw:g>
          </table:table-cell>
          <table:table-cell table:style-name="ce3" office:value-type="string" calcext:value-type="string">
            <text:p>…</text:p>
          </table:table-cell>
          <table:table-cell table:style-name="ce8" table:number-columns-repeated="2"/>
          <table:table-cell table:style-name="ce72"/>
          <table:table-cell table:style-name="ce8"/>
          <table:table-cell table:number-columns-repeated="3"/>
          <table:table-cell>
            <draw:g draw:z-index="13">
              <draw:line draw:name="Vertical line 1" draw:style-name="gr1" draw:text-style-name="P1" svg:x1="13.706cm" svg:y1="0.692cm" svg:x2="9.238cm" svg:y2="0.692cm">
                <text:p/>
              </draw:line>
              <draw:line draw:name="Line 1" draw:style-name="gr2" draw:text-style-name="P1" svg:x1="9.289cm" svg:y1="0.684cm" svg:x2="8.211cm" svg:y2="1.122cm">
                <text:p/>
              </draw:line>
              <draw:line draw:name="Line 2" draw:style-name="gr2" draw:text-style-name="P1" svg:x1="6.927cm" svg:y1="0.389cm" svg:x2="8.211cm" svg:y2="1.114cm">
                <text:p/>
              </draw:line>
              <draw:line draw:name="Line 3" draw:style-name="gr2" draw:text-style-name="P1" svg:x1="6.93cm" svg:y1="0.405cm" svg:x2="5.798cm" svg:y2="0.691cm">
                <text:p/>
              </draw:line>
              <draw:line draw:name="Vertical line 2" draw:style-name="gr1" draw:text-style-name="P1" svg:x1="5.849cm" svg:y1="0.692cm" svg:x2="1.538cm" svg:y2="0.692cm">
                <text:p/>
              </draw:line>
            </draw:g>
          </table:table-cell>
          <table:table-cell table:style-name="ce3" office:value-type="string" calcext:value-type="string">
            <text:p>…</text:p>
          </table:table-cell>
          <table:table-cell table:style-name="ce10" table:number-columns-repeated="2"/>
          <table:table-cell table:style-name="ce90"/>
          <table:table-cell table:style-name="ce10"/>
          <table:table-cell table:number-columns-repeated="3"/>
          <table:table-cell>
            <draw:g draw:z-index="17">
              <draw:line draw:name="Vertical line 1" draw:style-name="gr1" draw:text-style-name="P1" svg:x1="14.715cm" svg:y1="0.572cm" svg:x2="9.96cm" svg:y2="0.572cm">
                <text:p/>
              </draw:line>
              <draw:line draw:name="Line 1" draw:style-name="gr2" draw:text-style-name="P1" svg:x1="10.014cm" svg:y1="0.566cm" svg:x2="8.867cm" svg:y2="0.914cm">
                <text:p/>
              </draw:line>
              <draw:line draw:name="Line 2" draw:style-name="gr2" draw:text-style-name="P1" svg:x1="7.5cm" svg:y1="0.332cm" svg:x2="8.866cm" svg:y2="0.908cm">
                <text:p/>
              </draw:line>
              <draw:line draw:name="Line 3" draw:style-name="gr2" draw:text-style-name="P1" svg:x1="7.504cm" svg:y1="0.345cm" svg:x2="6.299cm" svg:y2="0.572cm">
                <text:p/>
              </draw:line>
              <draw:line draw:name="Vertical line 2" draw:style-name="gr1" draw:text-style-name="P1" svg:x1="6.354cm" svg:y1="0.572cm" svg:x2="1.766cm" svg:y2="0.572cm">
                <text:p/>
              </draw:line>
            </draw:g>
          </table:table-cell>
          <table:table-cell table:style-name="ce3" office:value-type="string" calcext:value-type="string">
            <text:p>…</text:p>
          </table:table-cell>
          <table:table-cell table:style-name="ce97" table:number-columns-repeated="4"/>
          <table:table-cell/>
          <table:table-cell table:style-name="Default"/>
          <table:table-cell table:number-columns-repeated="16358"/>
        </table:table-row>
        <table:table-row table:style-name="ro7" table:number-rows-repeated="2">
          <table:table-cell table:number-columns-repeated="10"/>
          <table:table-cell table:style-name="ce1" table:number-columns-repeated="5"/>
          <table:table-cell table:number-columns-repeated="10"/>
          <table:table-cell table:style-name="Default"/>
          <table:table-cell table:number-columns-repeated="16358"/>
        </table:table-row>
        <table:table-row table:style-name="ro7" table:number-rows-repeated="2">
          <table:table-cell table:number-columns-repeated="25"/>
          <table:table-cell table:style-name="Default"/>
          <table:table-cell table:number-columns-repeated="16358"/>
        </table:table-row>
        <table:table-row table:style-name="ro7" table:number-rows-repeated="1048539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3:41:16.007049021</meta:creation-date>
    <dc:date>2024-03-22T10:47:04.541477546</dc:date>
    <meta:editing-duration>PT20H31M36S</meta:editing-duration>
    <meta:editing-cycles>6</meta:editing-cycles>
    <meta:generator>LibreOffice/7.4.6.2$MacOSX_X86_64 LibreOffice_project/5b1f5509c2decdade7fda905e3e1429a67acd63d</meta:generator>
    <meta:document-statistic meta:table-count="1" meta:cell-count="153" meta:object-count="20"/>
  </office:meta>
</office:document-meta>
</file>